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officeooo:paragraph-rsid="0012df97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style style:name="P3" style:family="paragraph" style:parent-style-name="Preformatted_20_Text">
      <style:text-properties fo:color="#2a6099" loext:opacity="100%" style:font-name="Liberation Mono" fo:font-size="10pt" fo:font-weight="bold" officeooo:paragraph-rsid="00153f18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style:font-name="Liberation Mono" fo:font-size="10pt" fo:font-weight="bold" officeooo:paragraph-rsid="00153f18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Liberation Mono" fo:font-size="10pt" style:font-size-asian="10pt" style:font-size-complex="10pt"/>
    </style:style>
    <style:style style:name="P6" style:family="paragraph" style:parent-style-name="Standard">
      <style:text-properties style:font-name="Liberation Mono" fo:font-size="10pt" officeooo:paragraph-rsid="00153f18" style:font-size-asian="10pt" style:font-size-complex="10pt"/>
    </style:style>
    <style:style style:name="P7" style:family="paragraph" style:parent-style-name="Standard">
      <style:text-properties style:font-name="Liberation Mono" fo:font-size="10pt" officeooo:paragraph-rsid="001480a9" style:font-size-asian="10pt" style:font-size-complex="10pt"/>
    </style:style>
    <style:style style:name="P8" style:family="paragraph" style:parent-style-name="Standard">
      <style:text-properties style:font-name="Liberation Mono" fo:font-size="10pt" officeooo:paragraph-rsid="0012df97" style:font-size-asian="10pt" style:font-size-complex="10pt"/>
    </style:style>
    <style:style style:name="P9" style:family="paragraph" style:parent-style-name="Standard">
      <style:text-properties style:font-name="Liberation Mono" fo:font-size="10pt" officeooo:paragraph-rsid="000e317f" style:font-size-asian="10pt" style:font-size-complex="10pt"/>
    </style:style>
    <style:style style:name="P10" style:family="paragraph" style:parent-style-name="Standard">
      <style:text-properties style:font-name="Liberation Mono" fo:font-size="10pt" fo:font-weight="normal" officeooo:paragraph-rsid="000e317f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paragraph-rsid="0012df97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paragraph-rsid="00153f18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bold" officeooo:rsid="000e317f" officeooo:paragraph-rsid="000e317f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Mono" fo:font-size="10pt" fo:font-weight="bold" officeooo:rsid="0012df97" officeooo:paragraph-rsid="0012df97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Mono" fo:font-size="10pt" fo:font-weight="bold" officeooo:rsid="0012df97" officeooo:paragraph-rsid="00153f18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317f" style:font-weight-asian="bold" style:font-weight-complex="bold"/>
    </style:style>
    <style:style style:name="T3" style:family="text">
      <style:text-properties fo:font-weight="bold" officeooo:rsid="00153f18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e317f" style:font-weight-asian="bold" style:font-weight-complex="bold"/>
    </style:style>
    <style:style style:name="T6" style:family="text">
      <style:text-properties style:text-underline-style="none" fo:font-weight="bold" officeooo:rsid="00153f18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2df97" style:font-weight-asian="normal" style:font-weight-complex="normal"/>
    </style:style>
    <style:style style:name="T9" style:family="text">
      <style:text-properties style:text-underline-style="none" officeooo:rsid="0012df97"/>
    </style:style>
    <style:style style:name="T10" style:family="text">
      <style:text-properties officeooo:rsid="0012df97"/>
    </style:style>
    <style:style style:name="T11" style:family="text">
      <style:text-properties fo:font-weight="normal" officeooo:rsid="0012df97" style:font-weight-asian="normal" style:font-weight-complex="normal"/>
    </style:style>
    <style:style style:name="T12" style:family="text">
      <style:text-properties fo:font-weight="normal" officeooo:rsid="00153f18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2a6099" loext:opacity="100%"/>
    </style:style>
    <style:style style:name="T15" style:family="text">
      <style:text-properties fo:color="#2a6099" loext:opacity="100%" style:text-underline-style="none" fo:font-weight="bold" style:font-weight-asian="bold" style:font-weight-complex="bold"/>
    </style:style>
    <style:style style:name="T16" style:family="text">
      <style:text-properties fo:color="#2a6099" loext:opacity="100%" style:text-underline-style="none" fo:font-weight="bold" officeooo:rsid="00153f18" style:font-weight-asian="bold" style:font-weight-complex="bold"/>
    </style:style>
    <style:style style:name="T17" style:family="text">
      <style:text-properties fo:color="#2a6099" loext:opacity="100%" style:text-underline-style="none" officeooo:rsid="00153f18"/>
    </style:style>
    <style:style style:name="T18" style:family="text">
      <style:text-properties fo:color="#2a6099" loext:opacity="100%" officeooo:rsid="00153f18"/>
    </style:style>
    <style:style style:name="T19" style:family="text">
      <style:text-properties fo:color="#2a6099" loext:opacity="100%" fo:font-weight="bold" officeooo:rsid="00153f18" style:font-weight-asian="bold" style:font-weight-complex="bold"/>
    </style:style>
    <style:style style:name="T20" style:family="text">
      <style:text-properties officeooo:rsid="00153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0">His Mercy is More</text:span></text:p>
      <text:p text:style-name="P5"/>
      <text:p text:style-name="P4">[ CHORDS ] <text:s text:c="2"/><text:span text:style-name="T18">D <text:s/></text:span><text:span text:style-name="T14"><text:s text:c="5"/></text:span><text:span text:style-name="T18">G</text:span><text:span text:style-name="T14"> <text:s text:c="6"/></text:span><text:span text:style-name="T18">A <text:s text:c="2"/></text:span><text:span text:style-name="T14"><text:s text:c="4"/></text:span><text:span text:style-name="T18">Asus</text:span><text:span text:style-name="T14"> <text:s text:c="3"/></text:span><text:span text:style-name="T18">Bm <text:s text:c="5"/>Em7</text:span><text:span text:style-name="T14"> </text:span><text:s text:c="5"/>[ CAPO <text:span text:style-name="T20">3</text:span> ]</text:p>
      <text:p text:style-name="P3"><text:s text:c="13"/><text:span text:style-name="T20">x</text:span>o<text:span text:style-name="T20">o</text:span>==<text:span text:style-name="T20">=</text:span> <text:s/><text:span text:style-name="T20">=</text:span>=<text:span text:style-name="T20">o</text:span>o== <text:s/>oo===<text:span text:style-name="T20">o</text:span> <text:s/><text:span text:style-name="T20">oo=</text:span>==<text:span text:style-name="T20">o</text:span> <text:s/>==<text:span text:style-name="T20">==</text:span>== <text:s/><text:span text:style-name="T20">o==o==</text:span></text:p>
      <text:p text:style-name="P3"><text:s text:c="13"/>||||||<text:span text:style-name="T20"> <text:s/>|||||| <text:s/>|||||| <text:s/>|||||| <text:s/>|||||| <text:s/>||||||</text:span></text:p>
      <text:p text:style-name="P3"><text:s text:c="13"/>|<text:span text:style-name="T20">||O</text:span>|<text:span text:style-name="T20">O <text:s/>|O|||| <text:s/>||OOO| <text:s/>||OO|| <text:s/>OO|||O <text:s/>|OO|||</text:span></text:p>
      <text:p text:style-name="P3"><text:s text:c="13"/>||||O<text:span text:style-name="T20">| <text:s/>O|||OO <text:s/>|||||| <text:s/>||||O| <text:s/>||||O| <text:s/>||||OO</text:span></text:p>
      <text:p text:style-name="P3"><text:s text:c="13"/><text:span text:style-name="T20">|||||| <text:s/>|||||| <text:s/>|||||| <text:s/>|||||| <text:s/>||OO|| <text:s/>||||||</text:span></text:p>
      <text:p text:style-name="P3"/>
      <text:p text:style-name="P6"><text:span text:style-name="T4">[ INTRO ] <text:s text:c="3"/></text:span><text:span text:style-name="T15">| </text:span><text:span text:style-name="T16">D</text:span><text:span text:style-name="T15"> <text:s/>| </text:span><text:span text:style-name="T16">G D | A Bm <text:s/>| G Asus |</text:span></text:p>
      <text:p text:style-name="P6"><text:span text:style-name="T15"/></text:p>
      <text:p text:style-name="P6"><text:span text:style-name="T6">[ </text:span><text:span text:style-name="T4">V</text:span><text:span text:style-name="T5">ERSE 1 </text:span><text:span text:style-name="T6">]</text:span><text:span text:style-name="T5"> <text:s text:c="6"/></text:span><text:span text:style-name="T16">D <text:s text:c="23"/>G <text:s text:c="13"/>D</text:span></text:p>
      <text:p text:style-name="P7"><text:span text:style-name="T5"><text:s text:c="13"/></text:span><text:span text:style-name="T8">What love could re-mem-ber no wrongs we have done?</text:span></text:p>
      <text:p text:style-name="P8"><text:span text:style-name="T8"><text:s text:c="16"/></text:span><text:span text:style-name="T16">A <text:s text:c="13"/>Bm <text:s text:c="10"/>G <text:s text:c="15"/>Asus A</text:span></text:p>
      <text:p text:style-name="P8"><text:span text:style-name="T8"><text:s text:c="13"/>Om-ni-scient, all-know-ing, He counts not their sum.</text:span></text:p>
      <text:p text:style-name="P8"><text:span text:style-name="T8"><text:s text:c="20"/></text:span><text:span text:style-name="T16">D <text:s text:c="6"/>Em7 <text:s text:c="9"/>D <text:s text:c="9"/>G</text:span></text:p>
      <text:p text:style-name="P8"><text:span text:style-name="T8"><text:s text:c="13"/>Thrown in-to a sea with-out bot-tom or shore,</text:span></text:p>
      <text:p text:style-name="P8"><text:span text:style-name="T8"><text:s text:c="17"/></text:span><text:span text:style-name="T16">G <text:s text:c="13"/>D <text:s text:c="9"/>Asus A <text:s text:c="4"/>D</text:span></text:p>
      <text:p text:style-name="P8"><text:span text:style-name="T8"><text:s text:c="13"/>Our sins, they are man-y; His mer- cy is more.</text:span></text:p>
      <text:p text:style-name="P6"/>
      <text:p text:style-name="P6"><text:span text:style-name="T3">[ TURNAROUND ]</text:span><text:span text:style-name="T20"> <text:s/></text:span><text:span text:style-name="T16">| D <text:s/>| G D | A Bm <text:s/>| G Asus |</text:span></text:p>
      <text:p text:style-name="P6"><text:line-break/><text:span text:style-name="T20">[ </text:span><text:span text:style-name="T1">V</text:span><text:span text:style-name="T2">ERSE</text:span><text:span text:style-name="T1"> 2 </text:span><text:span text:style-name="T3">]</text:span><text:span text:style-name="T1"> <text:s text:c="6"/></text:span><text:span text:style-name="T16">D <text:s text:c="28"/>G <text:s text:c="11"/>D</text:span></text:p>
      <text:p text:style-name="P8"><text:span text:style-name="T11"><text:s text:c="13"/>What pa-tience would wait while we con-stant-ly roam?</text:span></text:p>
      <text:p text:style-name="P12"><text:s text:c="18"/><text:span text:style-name="T16">A <text:s text:c="10"/>Bm <text:s text:c="9"/>G <text:s text:c="9"/>Asus A</text:span></text:p>
      <text:p text:style-name="P10"><text:span text:style-name="T10"><text:s text:c="13"/>What Fa-ther, so ten-der, is calling us home?</text:span></text:p>
      <text:p text:style-name="P12"><text:s text:c="16"/><text:span text:style-name="T16">D <text:s text:c="12"/>Em7 <text:s text:c="10"/>D <text:s text:c="11"/>G</text:span></text:p>
      <text:p text:style-name="P10"><text:span text:style-name="T10"><text:s text:c="13"/>He wel-comes the weak-est, the vil-est, the poor.</text:span></text:p>
      <text:p text:style-name="P12"><text:span text:style-name="T9"><text:s text:c="17"/></text:span><text:span text:style-name="T16">G <text:s text:c="13"/>D <text:s text:c="9"/>Asus A <text:s text:c="4"/>D</text:span></text:p>
      <text:p text:style-name="P11"><text:span text:style-name="T9"><text:s text:c="13"/>Our sins, they are man-y; His mer- cy is more.</text:span></text:p>
      <text:p text:style-name="P8"><text:line-break/><text:span text:style-name="T20">[ </text:span><text:span text:style-name="T2">CHORUS </text:span><text:span text:style-name="T3">] </text:span><text:span text:style-name="T2"><text:s text:c="13"/></text:span><text:span text:style-name="T19">G D Asus A <text:s text:c="4"/>G <text:s text:c="8"/>D <text:s text:c="2"/>Asus A</text:span></text:p>
      <text:p text:style-name="P8"><text:span text:style-name="T11"><text:s text:c="13"/>Praise the Lord, <text:s text:c="5"/>His mer-cy is more.</text:span></text:p>
      <text:p text:style-name="P8"><text:span text:style-name="T11"><text:s text:c="13"/></text:span><text:span text:style-name="T19">G <text:s text:c="13"/>D <text:s text:c="9"/>A <text:s text:c="9"/>Bm</text:span></text:p>
      <text:p text:style-name="P8"><text:span text:style-name="T11"><text:s text:c="13"/>Stron-ger than dark-ness, new ev-’ry morn.</text:span></text:p>
      <text:p text:style-name="P6"><text:span text:style-name="T8"><text:s text:c="17"/></text:span><text:span text:style-name="T16">G <text:s text:c="13"/>D <text:s text:c="9"/>Asus A <text:s text:c="4"/>D</text:span></text:p>
      <text:p text:style-name="P6"><text:span text:style-name="T8"><text:s text:c="13"/>Our sins, they are man-y; His mer- cy is more.</text:span><text:span text:style-name="T2"><text:line-break/></text:span></text:p>
      <text:p text:style-name="P6"><text:span text:style-name="T3">[ TURNAROUND ] <text:s/></text:span><text:span text:style-name="T16">| D <text:s/>| G D | A Bm <text:s/>| G Asus |</text:span></text:p>
      <text:p text:style-name="P6"><text:span text:style-name="T2"><text:line-break/></text:span><text:span text:style-name="T3">[ </text:span><text:span text:style-name="T2">VERSE 3 </text:span><text:span text:style-name="T3">]</text:span><text:span text:style-name="T2"> <text:s text:c="6"/></text:span><text:span text:style-name="T16">D <text:s text:c="22"/>G <text:s text:c="11"/>D</text:span></text:p>
      <text:p text:style-name="P8"><text:span text:style-name="T11"><text:s text:c="13"/>What rich-es of kind-ness He lav-ished on us.</text:span></text:p>
      <text:p text:style-name="P6"><text:span text:style-name="T11"><text:s text:c="17"/></text:span><text:span text:style-name="T16">A <text:s text:c="12"/>Bm <text:s text:c="10"/>G <text:s text:c="11"/>Asus A</text:span></text:p>
      <text:p text:style-name="P8"><text:span text:style-name="T11"><text:s text:c="13"/>His blood was the payment; His life was the cost.</text:span></text:p>
      <text:p text:style-name="P6"><text:span text:style-name="T11"><text:s text:c="16"/></text:span><text:span text:style-name="T16">D <text:s text:c="13"/>Em7 <text:s text:c="10"/>D <text:s text:c="8"/>G</text:span></text:p>
      <text:p text:style-name="P8"><text:span text:style-name="T11"><text:s text:c="13"/>We stood ‘neath a debt we could nev-er af-ford.</text:span></text:p>
      <text:p text:style-name="P6"><text:span text:style-name="T8"><text:s text:c="17"/></text:span><text:span text:style-name="T16">G <text:s text:c="13"/>D <text:s text:c="9"/>Asus A <text:s text:c="4"/>D</text:span></text:p>
      <text:p text:style-name="P8"><text:span text:style-name="T8"><text:s text:c="13"/>Our sins, they are man-y; His mer- cy is more.</text:span><text:line-break/></text:p>
      <text:p text:style-name="P13"><text:span text:style-name="T20">[ </text:span>CHORUS <text:span text:style-name="T10">x 2 </text:span><text:span text:style-name="T20">]</text:span></text:p>
      <text:p text:style-name="P13"/>
      <text:p text:style-name="P15"><text:span text:style-name="T20">[ </text:span>OUTRO<text:span text:style-name="T20">]</text:span> <text:s text:c="8"/><text:span text:style-name="T17">G <text:s text:c="13"/>D <text:s text:c="9"/>Asus A <text:s text:c="4"/>D</text:span></text:p>
      <text:p text:style-name="P14"><text:span text:style-name="T7"><text:s text:c="13"/>Our sins, they are man-y; His mer- cy is more.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10pt" officeooo:paragraph-rsid="0012df97" style:font-size-asian="10pt" style:font-size-complex="10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 7065053</text:p>
        <text:p text:style-name="MP1">© 2016 Getty Music Hymns and Songs | Getty Music Publishing | Love Your Enemies Publishing | Messenger Hymns.</text:p>
        <text:p text:style-name="MP1">For use solely with the SongSelect® Terms of Use.</text:p>
        <text:p text:style-name="MP2"><text:span text:style-name="MT1">All rights reserved. </text:span><text:a xlink:type="simple" xlink:href="http://www.ccli.com/" text:style-name="Internet_20_link" text:visited-style-name="Visited_20_Internet_20_Link"><text:span text:style-name="MT1">www.ccli.com</text:span></text:a><text:span text:style-name="MT1"> CCLI License # 326605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3:14:21.805218664</meta:creation-date>
    <dc:date>2025-03-25T00:47:16.665411553</dc:date>
    <meta:editing-duration>PT1H21M10S</meta:editing-duration>
    <meta:editing-cycles>7</meta:editing-cycles>
    <meta:generator>LibreOffice/7.4.7.2$Linux_X86_64 LibreOffice_project/40$Build-2</meta:generator>
    <meta:print-date>2025-01-21T23:26:10.099093697</meta:print-date>
    <meta:printed-by>PDF files</meta:printed-by>
    <meta:document-statistic meta:table-count="0" meta:image-count="0" meta:object-count="0" meta:page-count="1" meta:paragraph-count="47" meta:word-count="365" meta:character-count="2643" meta:non-whitespace-character-count="1280"/>
  </office:meta>
</office:document-meta>
</file>